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8in"/>
    </style:style>
    <style:style style:name="co2" style:family="table-column">
      <style:table-column-properties fo:break-before="auto" style:column-width="4.1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chits not showing up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show current character sco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switch between multiple character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when selecting chits, grey out unselectable on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action phase: alert weap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action phase: run awa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character death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dwarf: duck c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end combat when 2 rounds of nothing happen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imp/dem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monster head/club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select target from square with multiple targe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set inspection header to clearing nam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use horse for maneuve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activity: follow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animate clock when going to next phas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berserker: berserk c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end game – sco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fix activity icon sizes for scree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fix touch detection missing touch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handle activity selection/execution for multiple character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clean up unselected characters</text:p>
          </table:table-cell>
          <table:table-cell office:value-type="string" calcext:value-type="string">
            <text:p>partial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don't show dwellings before start location select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new game while old one is in progres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select character victory poin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show character equipment and sta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show/select charact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start gam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options screen – show basic interaction rul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options screen – show credi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use own random number generato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basic item data on imag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detailed item data view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item effec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animate/cycle magic colors supplied on each cleari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enchant chi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enchant til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new game – select starting spell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etup – initialize magic card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how color magic supplied by day on cloc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pell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double-tap on character name centers on character on ma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fix character chit rotatio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game piece stack – sort by siz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inspect clearing piec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make hidden paths brown/green instead of black/yellow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use pinch zoom to change map siz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onsters</text:p>
          </table:table-cell>
          <table:table-cell office:value-type="string" calcext:value-type="string">
            <text:p>spawn/regenerate ghost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tives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tives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e/load</text:p>
          </table:table-cell>
          <table:table-cell office:value-type="string" calcext:value-type="string">
            <text:p>basic functionalit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ve/load</text:p>
          </table:table-cell>
          <table:table-cell office:value-type="string" calcext:value-type="string">
            <text:p>multiple save files</text:p>
          </table:table-cell>
          <table:table-cell office:value-type="string" calcext:value-type="string">
            <text:p>no</text:p>
          </table:table-cell>
        </table:table-row>
      </table:table>
      <table:named-expressions/>
      <table:database-ranges>
        <table:database-range table:name="__Anonymous_Sheet_DB__0" table:target-range-address="Sheet1.A1:Sheet1.C5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 style:data-style-name="N2" text:time-value="21:20:16.5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0:56:02.319000000</meta:creation-date>
    <dc:date>2015-03-10T21:21:32.646000000</dc:date>
    <meta:editing-duration>PT2H21M40S</meta:editing-duration>
    <meta:editing-cycles>22</meta:editing-cycles>
    <meta:generator>LibreOffice/4.3.4.1$Windows_x86 LibreOffice_project/bc356b2f991740509f321d70e4512a6a54c5f243</meta:generator>
    <meta:document-statistic meta:table-count="1" meta:cell-count="159" meta:object-count="0"/>
  </office:meta>
</office:document-meta>
</file>